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Times-Roman" svg:font-family="Times-Roman" style:font-family-generic="roman" style:font-pitch="variable"/>
    <style:font-face style:name="Times-Roman1" svg:font-family="Times-Roma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/>
    </style:style>
    <style:style style:name="P3" style:family="paragraph" style:parent-style-name="Standard" style:list-style-name="WWNum1">
      <style:paragraph-properties fo:margin-left="0.3752in" fo:margin-top="0in" fo:margin-bottom="0in" style:contextual-spacing="false" fo:line-height="100%" fo:text-indent="-0.1252in" style:auto-text-indent="false"/>
    </style:style>
    <style:style style:name="P4" style:family="paragraph" style:parent-style-name="Standard" style:list-style-name="WWNum2">
      <style:paragraph-properties fo:margin-left="0.3752in" fo:margin-top="0in" fo:margin-bottom="0in" style:contextual-spacing="false" fo:line-height="100%" fo:text-indent="-0.1252in" style:auto-text-indent="false"/>
    </style:style>
    <style:style style:name="P5" style:family="paragraph" style:parent-style-name="Standard" style:list-style-name="WWNum3">
      <style:paragraph-properties fo:margin-left="0.3752in" fo:margin-top="0in" fo:margin-bottom="0in" style:contextual-spacing="false" fo:line-height="100%" fo:text-indent="-0.1252in" style:auto-text-indent="false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Times-Roman" fo:font-size="14pt" style:letter-kerning="false" style:font-size-asian="14pt" style:font-name-complex="Times-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Times-Roman" fo:font-size="10pt" style:letter-kerning="false" style:font-size-asian="10pt" style:font-name-complex="Times-Roman1" style:font-size-complex="10pt"/>
    </style:style>
    <style:style style:name="P8" style:family="paragraph" style:parent-style-name="Standard">
      <style:paragraph-properties fo:margin-left="0.5in" fo:margin-top="0in" fo:margin-bottom="0in" style:contextual-spacing="false" fo:line-height="100%">
        <style:tab-stops>
          <style:tab-stop style:position="0.1528in"/>
          <style:tab-stop style:position="0.5in"/>
        </style:tab-stops>
      </style:paragraph-properties>
      <style:text-properties style:font-name="Times-Roman" fo:font-size="10pt" style:letter-kerning="false" style:font-size-asian="10pt" style:font-name-complex="Times-Roman1" style:font-size-complex="10pt"/>
    </style:style>
    <style:style style:name="P9" style:family="paragraph" style:parent-style-name="Standard">
      <style:paragraph-properties fo:margin-top="0in" fo:margin-bottom="0in" style:contextual-spacing="false" fo:line-height="100%" fo:padding-left="0in" fo:padding-right="0in" fo:padding-top="0in" fo:padding-bottom="0.0138in" fo:border-left="none" fo:border-right="none" fo:border-top="none" fo:border-bottom="1.5pt solid #000000">
        <style:tab-stops>
          <style:tab-stop style:position="0.1528in"/>
          <style:tab-stop style:position="0.5in"/>
        </style:tab-stops>
      </style:paragraph-properties>
      <style:text-properties style:font-name="Times-Roman" fo:font-size="10pt" style:letter-kerning="false" style:font-size-asian="10pt" style:font-name-complex="Times-Roman1" style:font-size-complex="10pt"/>
    </style:style>
    <style:style style:name="P10" style:family="paragraph" style:parent-style-name="Standard">
      <style:paragraph-properties fo:margin-left="0.5in" fo:margin-top="0in" fo:margin-bottom="0in" style:contextual-spacing="false" fo:line-height="115%">
        <style:tab-stops>
          <style:tab-stop style:position="0.1528in"/>
          <style:tab-stop style:position="0.5in"/>
        </style:tab-stops>
      </style:paragraph-properties>
      <style:text-properties style:font-name="Times-Roman" fo:font-size="10pt" style:letter-kerning="false" style:font-size-asian="10pt" style:font-name-complex="Times-Roman1" style:font-size-complex="10pt"/>
    </style:style>
    <style:style style:name="P11" style:family="paragraph" style:parent-style-name="Standard">
      <style:paragraph-properties fo:margin-left="0.5in" fo:margin-top="0in" fo:margin-bottom="0in" style:contextual-spacing="false" fo:line-height="150%">
        <style:tab-stops>
          <style:tab-stop style:position="0.1528in"/>
          <style:tab-stop style:position="0.5in"/>
        </style:tab-stops>
      </style:paragraph-properties>
      <style:text-properties style:font-name="Times-Roman" fo:font-size="10pt" style:letter-kerning="false" style:font-size-asian="10pt" style:font-name-complex="Times-Roman1" style:font-size-complex="10pt"/>
    </style:style>
    <style:style style:name="P12" style:family="paragraph" style:parent-style-name="Standard">
      <style:paragraph-properties fo:margin-left="0.3752in" fo:margin-top="0in" fo:margin-bottom="0in" style:contextual-spacing="false" fo:line-height="100%"/>
      <style:text-properties style:font-name="Times-Roman" fo:font-size="9pt" style:letter-kerning="false" style:font-size-asian="9pt" style:font-name-complex="Times-Roman1" style:font-size-complex="9pt"/>
    </style:style>
    <style:style style:name="P13" style:family="paragraph" style:parent-style-name="Standard">
      <style:paragraph-properties fo:margin-left="1in" fo:margin-top="0in" fo:margin-bottom="0in" style:contextual-spacing="false" fo:line-height="150%">
        <style:tab-stops>
          <style:tab-stop style:position="0.6528in"/>
          <style:tab-stop style:position="1in"/>
        </style:tab-stops>
      </style:paragraph-properties>
      <style:text-properties style:font-name="Times-Roman" fo:font-size="5pt" style:letter-kerning="false" style:font-size-asian="5pt" style:font-name-complex="Times-Roman1" style:font-size-complex="5pt"/>
    </style:style>
    <style:style style:name="P14" style:family="paragraph" style:parent-style-name="Standard">
      <style:paragraph-properties fo:margin-left="1in" fo:margin-top="0in" fo:margin-bottom="0in" style:contextual-spacing="false" fo:line-height="150%">
        <style:tab-stops>
          <style:tab-stop style:position="0.6528in"/>
          <style:tab-stop style:position="1in"/>
        </style:tab-stops>
      </style:paragraph-properties>
      <style:text-properties style:font-name="Times-Roman" fo:font-size="6pt" style:letter-kerning="false" style:font-size-asian="6pt" style:font-name-complex="Times-Roman1" style:font-size-complex="6pt"/>
    </style:style>
    <style:style style:name="P15" style:family="paragraph" style:parent-style-name="Standard">
      <style:paragraph-properties fo:margin-left="0.5in" fo:margin-top="0in" fo:margin-bottom="0in" style:contextual-spacing="false" fo:line-height="150%">
        <style:tab-stops>
          <style:tab-stop style:position="0.1528in"/>
          <style:tab-stop style:position="0.5in"/>
        </style:tab-stops>
      </style:paragraph-properties>
      <style:text-properties style:font-name="Times-Roman" fo:font-size="6pt" style:letter-kerning="false" style:font-size-asian="6pt" style:font-name-complex="Times-Roman1" style:font-size-complex="6pt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-Bold" fo:font-size="4pt" fo:font-weight="bold" style:letter-kerning="false" style:font-size-asian="4pt" style:font-weight-asian="bold" style:font-name-complex="Times-Bold1" style:font-size-complex="4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50%"/>
      <style:text-properties style:font-name="Times-Bold" fo:font-size="8pt" fo:font-weight="bold" style:letter-kerning="false" style:font-size-asian="8pt" style:font-weight-asian="bold" style:font-name-complex="Times-Bold1" style:font-size-complex="8pt" style:font-weight-complex="bold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Courier New" fo:font-size="4pt" style:letter-kerning="false" style:font-size-asian="4pt" style:font-name-complex="Courier New1" style:font-size-complex="4pt"/>
    </style:style>
    <style:style style:name="P19" style:family="paragraph" style:parent-style-name="Standard">
      <style:paragraph-properties fo:margin-top="0in" fo:margin-bottom="0in" style:contextual-spacing="false" fo:line-height="115%"/>
    </style:style>
    <style:style style:name="P20" style:family="paragraph" style:parent-style-name="Standard">
      <style:paragraph-properties fo:margin-top="0in" fo:margin-bottom="0in" style:contextual-spacing="false" fo:line-height="115%" fo:text-align="center" style:justify-single-word="false"/>
    </style:style>
    <style:style style:name="P21" style:family="paragraph" style:parent-style-name="Standard" style:list-style-name="WWNum4">
      <style:paragraph-properties fo:margin-left="0.5in" fo:margin-top="0in" fo:margin-bottom="0in" style:contextual-spacing="false" fo:line-height="115%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22" style:family="paragraph" style:parent-style-name="Standard" style:list-style-name="WWNum5">
      <style:paragraph-properties fo:margin-left="0.5in" fo:margin-top="0in" fo:margin-bottom="0in" style:contextual-spacing="false" fo:line-height="115%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23" style:family="paragraph" style:parent-style-name="Standard" style:list-style-name="WWNum6">
      <style:paragraph-properties fo:margin-left="0.5in" fo:margin-top="0in" fo:margin-bottom="0in" style:contextual-spacing="false" fo:line-height="115%" fo:text-indent="-0.5in" style:auto-text-indent="false" fo:padding-left="0in" fo:padding-right="0in" fo:padding-top="0in" fo:padding-bottom="0.0138in" fo:border-left="none" fo:border-right="none" fo:border-top="none" fo:border-bottom="1.5pt solid #000000">
        <style:tab-stops>
          <style:tab-stop style:position="0.1528in"/>
          <style:tab-stop style:position="0.5in"/>
        </style:tab-stops>
      </style:paragraph-properties>
    </style:style>
    <style:style style:name="P24" style:family="paragraph" style:parent-style-name="Standard">
      <style:paragraph-properties fo:margin-top="0in" fo:margin-bottom="0in" style:contextual-spacing="false" fo:line-height="100%"/>
      <style:text-properties fo:color="#6d6d6d" loext:opacity="100%" style:font-name="Times-Roman" fo:font-size="10pt" style:letter-kerning="false" style:font-size-asian="10pt" style:font-name-complex="Times-Roman1" style:font-size-complex="10pt"/>
    </style:style>
    <style:style style:name="P25" style:family="paragraph" style:parent-style-name="Standard">
      <style:paragraph-properties fo:margin-top="0in" fo:margin-bottom="0in" style:contextual-spacing="false" fo:line-height="150%"/>
      <style:text-properties fo:color="#6d6d6d" loext:opacity="100%" style:font-name="Times-Roman" fo:font-size="10pt" style:letter-kerning="false" style:font-size-asian="10pt" style:font-name-complex="Times-Roman1" style:font-size-complex="10pt"/>
    </style:style>
    <style:style style:name="P26" style:family="paragraph" style:parent-style-name="Standard">
      <style:paragraph-properties fo:margin-top="0in" fo:margin-bottom="0in" style:contextual-spacing="false" fo:line-height="150%"/>
      <style:text-properties fo:color="#6d6d6d" loext:opacity="100%" style:font-name="Times-Roman" fo:font-size="7pt" style:letter-kerning="false" style:font-size-asian="7pt" style:font-name-complex="Times-Roman1" style:font-size-complex="7pt"/>
    </style:style>
    <style:style style:name="P27" style:family="paragraph" style:parent-style-name="Standard">
      <style:paragraph-properties fo:margin-top="0in" fo:margin-bottom="0in" style:contextual-spacing="false" fo:line-height="150%"/>
      <style:text-properties fo:color="#6d6d6d" loext:opacity="100%" style:font-name="Times-Roman" fo:font-size="6pt" style:letter-kerning="false" style:font-size-asian="6pt" style:font-name-complex="Times-Roman1" style:font-size-complex="6pt"/>
    </style:style>
    <style:style style:name="P28" style:family="paragraph" style:parent-style-name="Standard" style:list-style-name="WWNum7">
      <style:paragraph-properties fo:margin-left="0.5in" fo:margin-top="0in" fo:margin-bottom="0in" style:contextual-spacing="false" fo:line-height="150%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29" style:family="paragraph" style:parent-style-name="Standard" style:list-style-name="WWNum7">
      <style:paragraph-properties fo:margin-left="0.5in" fo:margin-top="0in" fo:margin-bottom="0in" style:contextual-spacing="false" fo:line-height="150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officeooo:paragraph-rsid="00029a6d"/>
    </style:style>
    <style:style style:name="P30" style:family="paragraph" style:parent-style-name="Standard" style:list-style-name="WWNum8">
      <style:paragraph-properties fo:margin-left="0.5in" fo:margin-top="0in" fo:margin-bottom="0in" style:contextual-spacing="false" fo:line-height="150%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31" style:family="paragraph" style:parent-style-name="Standard" style:list-style-name="WWNum8">
      <style:paragraph-properties fo:margin-left="0.5in" fo:margin-top="0in" fo:margin-bottom="0in" style:contextual-spacing="false" fo:line-height="150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officeooo:paragraph-rsid="00029a6d"/>
    </style:style>
    <style:style style:name="P32" style:family="paragraph" style:parent-style-name="Standard" style:list-style-name="WWNum9">
      <style:paragraph-properties fo:margin-left="0.5in" fo:margin-top="0in" fo:margin-bottom="0in" style:contextual-spacing="false" fo:line-height="150%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33" style:family="paragraph" style:parent-style-name="Standard" style:list-style-name="WWNum10">
      <style:paragraph-properties fo:margin-left="0.5in" fo:margin-top="0in" fo:margin-bottom="0in" style:contextual-spacing="false" fo:line-height="150%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34" style:family="paragraph" style:parent-style-name="Standard" style:list-style-name="WWNum11">
      <style:paragraph-properties fo:margin-left="0.5in" fo:margin-top="0in" fo:margin-bottom="0in" style:contextual-spacing="false" fo:line-height="150%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35" style:family="paragraph" style:parent-style-name="Standard" style:list-style-name="WWNum11">
      <style:paragraph-properties fo:margin-left="0.5in" fo:margin-top="0in" fo:margin-bottom="0in" style:contextual-spacing="false" fo:line-height="150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officeooo:paragraph-rsid="00029a6d"/>
    </style:style>
    <style:style style:name="P36" style:family="paragraph" style:parent-style-name="Standard" style:list-style-name="WWNum12">
      <style:paragraph-properties fo:margin-left="0.5in" fo:margin-top="0in" fo:margin-bottom="0in" style:contextual-spacing="false" fo:line-height="150%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37" style:family="paragraph" style:parent-style-name="Standard" style:list-style-name="WWNum13">
      <style:paragraph-properties fo:margin-left="0.5in" fo:margin-top="0in" fo:margin-bottom="0in" style:contextual-spacing="false" fo:line-height="150%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38" style:family="paragraph" style:parent-style-name="Standard" style:list-style-name="WWNum14">
      <style:paragraph-properties fo:margin-left="0.5in" fo:margin-top="0in" fo:margin-bottom="0in" style:contextual-spacing="false" fo:line-height="150%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39" style:family="paragraph" style:parent-style-name="Standard" style:list-style-name="WWNum15">
      <style:paragraph-properties fo:margin-left="0.5in" fo:margin-top="0in" fo:margin-bottom="0in" style:contextual-spacing="false" fo:line-height="150%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40" style:family="paragraph" style:parent-style-name="Standard" style:list-style-name="WWNum16">
      <style:paragraph-properties fo:margin-left="0.5in" fo:margin-top="0in" fo:margin-bottom="0in" style:contextual-spacing="false" fo:line-height="150%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41" style:family="paragraph" style:parent-style-name="Standard">
      <style:paragraph-properties fo:margin-top="0in" fo:margin-bottom="0in" style:contextual-spacing="false" fo:line-height="150%"/>
    </style:style>
    <style:style style:name="P42" style:family="paragraph" style:parent-style-name="Standard" style:list-style-name="WWNum11">
      <style:paragraph-properties fo:margin-left="1in" fo:margin-top="0in" fo:margin-bottom="0in" style:contextual-spacing="false" fo:line-height="150%" fo:text-indent="-1in" style:auto-text-indent="false">
        <style:tab-stops>
          <style:tab-stop style:position="0.6528in"/>
          <style:tab-stop style:position="1in"/>
        </style:tab-stops>
      </style:paragraph-properties>
    </style:style>
    <style:style style:name="P43" style:family="paragraph" style:parent-style-name="Standard">
      <style:paragraph-properties fo:margin-top="0in" fo:margin-bottom="0in" style:contextual-spacing="false" fo:line-height="200%"/>
    </style:style>
    <style:style style:name="T1" style:family="text">
      <style:text-properties style:font-name="Times-Bold" fo:font-size="14pt" fo:font-weight="bold" style:letter-kerning="false" style:font-size-asian="14pt" style:font-weight-asian="bold" style:font-name-complex="Times-Bold1" style:font-size-complex="14pt" style:font-weight-complex="bold"/>
    </style:style>
    <style:style style:name="T2" style:family="text">
      <style:text-properties style:font-name="Times-Bold" fo:font-weight="bold" style:letter-kerning="false" style:font-weight-asian="bold" style:font-name-complex="Times-Bold1" style:font-weight-complex="bold"/>
    </style:style>
    <style:style style:name="T3" style:family="text">
      <style:text-properties style:font-name="Times-Bold" fo:font-size="10pt" fo:font-weight="bold" style:letter-kerning="false" style:font-size-asian="10pt" style:font-weight-asian="bold" style:font-name-complex="Times-Bold1" style:font-size-complex="10pt" style:font-weight-complex="bold"/>
    </style:style>
    <style:style style:name="T4" style:family="text">
      <style:text-properties style:font-name="Times-Bold" fo:font-size="4pt" fo:font-weight="bold" style:letter-kerning="false" style:font-size-asian="4pt" style:font-weight-asian="bold" style:font-name-complex="Times-Bold1" style:font-size-complex="4pt" style:font-weight-complex="bold"/>
    </style:style>
    <style:style style:name="T5" style:family="text">
      <style:text-properties style:font-name="Times-Bold" fo:font-size="9pt" fo:font-weight="bold" style:letter-kerning="false" style:font-size-asian="9pt" style:font-weight-asian="bold" style:font-name-complex="Times-Bold1" style:font-size-complex="9pt" style:font-weight-complex="bold"/>
    </style:style>
    <style:style style:name="T6" style:family="text">
      <style:text-properties style:font-name="Times-Bold" fo:font-size="8pt" fo:font-weight="bold" style:letter-kerning="false" style:font-size-asian="8pt" style:font-weight-asian="bold" style:font-name-complex="Times-Bold1" style:font-size-complex="8pt" style:font-weight-complex="bold"/>
    </style:style>
    <style:style style:name="T7" style:family="text">
      <style:text-properties style:font-name="Times-Roman" fo:font-size="14pt" style:letter-kerning="false" style:font-size-asian="14pt" style:font-name-complex="Times-Roman1" style:font-size-complex="14pt"/>
    </style:style>
    <style:style style:name="T8" style:family="text">
      <style:text-properties style:font-name="Times-Roman" fo:font-size="10pt" style:letter-kerning="false" style:font-size-asian="10pt" style:font-name-complex="Times-Roman1" style:font-size-complex="10pt"/>
    </style:style>
    <style:style style:name="T9" style:family="text">
      <style:text-properties style:font-name="Times-Roman" fo:font-size="10pt" officeooo:rsid="00029a6d" style:letter-kerning="false" style:font-size-asian="10pt" style:font-name-complex="Times-Roman1" style:font-size-complex="10pt"/>
    </style:style>
    <style:style style:name="T10" style:family="text">
      <style:text-properties style:font-name="Times-Roman" fo:font-size="9pt" style:letter-kerning="false" style:font-size-asian="9pt" style:font-name-complex="Times-Roman1" style:font-size-complex="9pt"/>
    </style:style>
    <style:style style:name="T11" style:family="text">
      <style:text-properties style:font-name="Times-Roman" fo:font-size="9pt" fo:font-weight="bold" style:letter-kerning="false" style:font-size-asian="9pt" style:font-weight-asian="bold" style:font-name-complex="Times-Roman1" style:font-size-complex="9pt" style:font-weight-complex="bold"/>
    </style:style>
    <style:style style:name="T12" style:family="text">
      <style:text-properties style:font-name="Times-Roman" fo:font-size="5pt" style:letter-kerning="false" style:font-size-asian="5pt" style:font-name-complex="Times-Roman1" style:font-size-complex="5pt"/>
    </style:style>
    <style:style style:name="T13" style:family="text">
      <style:text-properties style:font-name="Times-Roman" fo:font-size="6pt" style:letter-kerning="false" style:font-size-asian="6pt" style:font-name-complex="Times-Roman1" style:font-size-complex="6pt"/>
    </style:style>
    <style:style style:name="T14" style:family="text">
      <style:text-properties style:font-name="Courier New" fo:font-size="11pt" style:letter-kerning="false" style:font-size-asian="11pt" style:font-name-complex="Courier New1" style:font-size-complex="11pt"/>
    </style:style>
    <style:style style:name="T15" style:family="text">
      <style:text-properties style:font-name="Courier New" fo:font-size="11pt" officeooo:rsid="00029a6d" style:letter-kerning="false" style:font-size-asian="11pt" style:font-name-complex="Courier New1" style:font-size-complex="11pt"/>
    </style:style>
    <style:style style:name="T16" style:family="text">
      <style:text-properties style:font-name="Courier New" fo:font-size="4pt" style:letter-kerning="false" style:font-size-asian="4pt" style:font-name-complex="Courier New1" style:font-size-complex="4pt"/>
    </style:style>
    <style:style style:name="T17" style:family="text">
      <style:text-properties style:font-name="Courier New" fo:font-size="9pt" style:letter-kerning="false" style:font-size-asian="9pt" style:font-name-complex="Courier New1" style:font-size-complex="9pt"/>
    </style:style>
    <style:style style:name="T18" style:family="text">
      <style:text-properties style:font-name="Courier New" fo:font-size="9pt" officeooo:rsid="00029a6d" style:letter-kerning="false" style:font-size-asian="9pt" style:font-name-complex="Courier New1" style:font-size-complex="9pt"/>
    </style:style>
    <style:style style:name="T19" style:family="text">
      <style:text-properties style:font-name="Courier New" fo:font-size="9pt" fo:font-weight="bold" style:letter-kerning="false" style:font-size-asian="9pt" style:font-weight-asian="bold" style:font-name-complex="Courier New1" style:font-size-complex="9pt" style:font-weight-complex="bold"/>
    </style:style>
    <style:style style:name="T20" style:family="text">
      <style:text-properties style:font-name="Courier New" fo:font-size="9pt" fo:font-weight="bold" officeooo:rsid="00029a6d" style:letter-kerning="false" style:font-size-asian="9pt" style:font-weight-asian="bold" style:font-name-complex="Courier New1" style:font-size-complex="9pt" style:font-weight-complex="bold"/>
    </style:style>
    <style:style style:name="T21" style:family="text">
      <style:text-properties fo:color="#6d6d6d" loext:opacity="100%" style:font-name="Times-Roman" fo:font-size="10pt" style:letter-kerning="false" style:font-size-asian="10pt" style:font-name-complex="Times-Roman1" style:font-size-complex="10pt"/>
    </style:style>
    <style:style style:name="T22" style:family="text">
      <style:text-properties fo:color="#6d6d6d" loext:opacity="100%" style:font-name="Times-Roman" fo:font-size="7pt" style:letter-kerning="false" style:font-size-asian="7pt" style:font-name-complex="Times-Roman1" style:font-size-complex="7pt"/>
    </style:style>
    <style:style style:name="T23" style:family="text">
      <style:text-properties fo:color="#6d6d6d" loext:opacity="100%" style:font-name="Times-Roman" fo:font-size="6pt" style:letter-kerning="false" style:font-size-asian="6pt" style:font-name-complex="Times-Roman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Synergy Network Address Formatting Specification</text:span><text:span text:style-name="T1"/></text:p>
      <text:p text:style-name="P6" loext:marker-style-name="T7"/>
      <text:p text:style-name="P2" loext:marker-style-name="T2"><text:span text:style-name="T2">1. Address &amp; Key Examples</text:span><text:span text:style-name="T2"/></text:p>
      <text:p text:style-name="P2" loext:marker-style-name="T8"><text:span text:style-name="T8">This section provides examples of different address and key formats used in the Synergy Network.</text:span><text:span text:style-name="T8"/></text:p>
      <text:p text:style-name="P7" loext:marker-style-name="T8"/>
      <text:p text:style-name="P2" loext:marker-style-name="T3"><text:span text:style-name="T3">1.1 Wallet Address Example</text:span><text:span text:style-name="T3"/></text:p>
      <text:p text:style-name="P16" loext:marker-style-name="T4"/>
      <text:p text:style-name="P1" loext:marker-style-name="T14"><text:span text:style-name="T14">sYnQ1zxy8qhj4j59xp5lwkwpd5qws9aygz8pl9m3kmjx3</text:span><text:span text:style-name="T14"/></text:p>
      <text:p text:style-name="P18" loext:marker-style-name="T16"/>
      <text:list text:style-name="WWNum1">
        <text:list-item>
          <text:p text:style-name="P3" loext:marker-style-name="T10"><text:span text:style-name="T10">Generated using </text:span><text:span text:style-name="T5">Bech32m encoding</text:span><text:span text:style-name="T10"> with a random </text:span><text:span text:style-name="T17">sYnQ,</text:span><text:span text:style-name="T10"> </text:span><text:span text:style-name="T17">sYnU, </text:span><text:span text:style-name="T18">sYnX, or sYnZ </text:span><text:span text:style-name="T10"><text:s/>prefix.</text:span></text:p>
        </text:list-item>
      </text:list>
      <text:p text:style-name="P12" loext:marker-style-name="T10"/>
      <text:p text:style-name="P2" loext:marker-style-name="T3"><text:span text:style-name="T3">1.2 Public Key Example</text:span><text:span text:style-name="T3"/></text:p>
      <text:p text:style-name="P16" loext:marker-style-name="T4"/>
      <text:p text:style-name="P1" loext:marker-style-name="T14"><text:span text:style-name="T14">6fd47f3a8dca7e47c5f9a9128b3a45dc1f91de789da3e69f54a8a13fd0a937a2</text:span><text:span text:style-name="T14"/></text:p>
      <text:p text:style-name="P18" loext:marker-style-name="T16"/>
      <text:list text:style-name="WWNum2">
        <text:list-item>
          <text:p text:style-name="P4" loext:marker-style-name="T10"><text:span text:style-name="T10">Derived from </text:span><text:span text:style-name="T5">Dilithium-3 (CRYSTALS PQC Standard)</text:span><text:span text:style-name="T10"> for post-quantum security.</text:span></text:p>
        </text:list-item>
      </text:list>
      <text:p text:style-name="P12" loext:marker-style-name="T10"/>
      <text:p text:style-name="P2" loext:marker-style-name="T3"><text:span text:style-name="T3">1.3 Private Key Example</text:span><text:span text:style-name="T3"/></text:p>
      <text:p text:style-name="P16" loext:marker-style-name="T4"/>
      <text:p text:style-name="P1" loext:marker-style-name="T14"><text:span text:style-name="T14">d14c8d2e5b3f7a9a0f2b3c8d1e2f3a7c6d5e4f2a1b9c3d7e8a0f1b2c3d4e5f6a</text:span><text:span text:style-name="T14"/></text:p>
      <text:p text:style-name="P18" loext:marker-style-name="T16"/>
      <text:list text:style-name="WWNum3">
        <text:list-item>
          <text:p text:style-name="P5" loext:marker-style-name="T10"><text:span text:style-name="T10">Securely stored and used for signing transactions.</text:span><text:span text:style-name="T10"/></text:p>
        </text:list-item>
      </text:list>
      <text:p text:style-name="P8" loext:marker-style-name="T8"/>
      <text:p text:style-name="P19" loext:marker-style-name="T3"><text:span text:style-name="T3">1.4 Smart Contract Address Example</text:span><text:span text:style-name="T3"/></text:p>
      <text:p text:style-name="P20" loext:marker-style-name="T14"><text:span text:style-name="T14">sYn</text:span><text:span text:style-name="T15">S</text:span><text:span text:style-name="T14">-CONTRACT-8a7b5c9f3d6e1a2b4c7d8f9e0a5b6c3d</text:span></text:p>
      <text:list text:style-name="WWNum4">
        <text:list-item>
          <text:p text:style-name="P21" loext:marker-style-name="T8"><text:span text:style-name="T8">Unique contract address format with “</text:span><text:span text:style-name="T14">sYn</text:span><text:span text:style-name="T15">S</text:span><text:span text:style-name="T14">-CONTRACT-” </text:span><text:span text:style-name="T15">or “sYnC-CONTRACT-”</text:span><text:span text:style-name="T8"> prefix.</text:span></text:p>
        </text:list-item>
      </text:list>
      <text:p text:style-name="P10" loext:marker-style-name="T8"/>
      <text:p text:style-name="P19" loext:marker-style-name="T3"><text:span text:style-name="T3">1.5 Transaction Identifier Example</text:span><text:span text:style-name="T3"/></text:p>
      <text:p text:style-name="P20" loext:marker-style-name="T14"><text:span text:style-name="T14">sYn</text:span><text:span text:style-name="T15">T-tXn</text:span><text:span text:style-name="T14">-abcdef1234567890abcdef1234567890</text:span></text:p>
      <text:list text:style-name="WWNum5">
        <text:list-item>
          <text:p text:style-name="P22" loext:marker-style-name="T8"><text:span text:style-name="T8">Prefixed with “</text:span><text:span text:style-name="T9">sYnT-t</text:span><text:span text:style-name="T15">Xn-” or “sYnA-tXn-”</text:span><text:span text:style-name="T8"> to denote transaction records.</text:span></text:p>
        </text:list-item>
      </text:list>
      <text:p text:style-name="P10" loext:marker-style-name="T8"/>
      <text:p text:style-name="P19" loext:marker-style-name="T3"><text:span text:style-name="T3">1.6 Synergy Naming System (SNS) Example</text:span><text:span text:style-name="T3"/></text:p>
      <text:p text:style-name="P20" loext:marker-style-name="T14"><text:span text:style-name="T14">alice.syn</text:span><text:span text:style-name="T14"/></text:p>
      <text:list text:style-name="WWNum6">
        <text:list-item>
          <text:p text:style-name="P23" loext:marker-style-name="T8"><text:span text:style-name="T8">Human-readable name resolving to a Synergy Network address.</text:span><text:span text:style-name="T8"/></text:p>
        </text:list-item>
      </text:list>
      <text:p text:style-name="P9" loext:marker-style-name="T8"/>
      <text:p text:style-name="P24" loext:marker-style-name="T21"/>
      <text:p text:style-name="P2" loext:marker-style-name="T2"><text:span text:style-name="T2">2. Overview</text:span><text:span text:style-name="T2"/></text:p>
      <text:p text:style-name="P2" loext:marker-style-name="T8"><text:span text:style-name="T8">This document defines the unique address format for the Synergy Network. The goal is to create an address system that:</text:span><text:span text:style-name="T8"/></text:p>
      <text:list text:style-name="WWNum7">
        <text:list-item>
          <text:p text:style-name="P28" loext:marker-style-name="T8"><text:span text:style-name="T8">Differentiates from existing blockchains (e.g., Ethereum, Bitcoin, Solana).</text:span><text:span text:style-name="T8"/></text:p>
        </text:list-item>
        <text:list-item>
          <text:p text:style-name="P28" loext:marker-style-name="T8"><text:span text:style-name="T8">Supports </text:span><text:span text:style-name="T3">human-readable identifiers</text:span><text:span text:style-name="T8">.</text:span></text:p>
        </text:list-item>
        <text:list-item>
          <text:p text:style-name="P28" loext:marker-style-name="T8"><text:span text:style-name="T8">Ensures compatibility with </text:span><text:span text:style-name="T3">quantum-safe cryptography</text:span><text:span text:style-name="T8">.</text:span></text:p>
        </text:list-item>
        <text:list-item>
          <text:p text:style-name="P28" loext:marker-style-name="T8"><text:span text:style-name="T8">Allows seamless cross-chain transactions through </text:span><text:span text:style-name="T3">Universal Meta-Addresses (UMA)</text:span><text:span text:style-name="T8">.</text:span></text:p>
        </text:list-item>
        <text:list-item>
          <text:p text:style-name="P29" loext:marker-style-name="T8"><text:span text:style-name="T8">Uses a </text:span><text:span text:style-name="T3">randomly chosen prefix</text:span><text:span text:style-name="T8"> between </text:span><text:span text:style-name="T17">sYnQ,</text:span><text:span text:style-name="T10"> </text:span><text:span text:style-name="T17">sYnU, </text:span><text:span text:style-name="T18">sYnX, or sYnZ</text:span><text:span text:style-name="T8">.</text:span></text:p>
        </text:list-item>
      </text:list>
      <text:p text:style-name="P24" loext:marker-style-name="T21"/>
      <text:p text:style-name="P2" loext:marker-style-name="T2"><text:span text:style-name="T2">3. Address Structure</text:span><text:span text:style-name="T2"/></text:p>
      <text:p text:style-name="P41" loext:marker-style-name="T8"><text:span text:style-name="T8">Each Synergy Network address will have the following structure:</text:span><text:span text:style-name="T8"/></text:p>
      <text:p text:style-name="P41" loext:marker-style-name="T14"><text:span text:style-name="T14">sYnX-XXXXXXXXXXXXXXX</text:span><text:span text:style-name="T14"/></text:p>
      <text:p text:style-name="P41" loext:marker-style-name="T8"><text:span text:style-name="T8">Where:</text:span><text:span text:style-name="T8"/></text:p>
      <text:list text:style-name="WWNum8">
        <text:list-item>
          <text:p text:style-name="P31" loext:marker-style-name="T8"><text:span text:style-name="T14">sYnQ</text:span><text:span text:style-name="T8">, </text:span><text:span text:style-name="T17">sYnU, </text:span><text:span text:style-name="T18">sYnX, or sYnZ</text:span><text:span text:style-name="T8"> → Randomly chosen </text:span><text:span text:style-name="T3">network prefix</text:span><text:span text:style-name="T8"> (ensuring address uniqueness).</text:span></text:p>
        </text:list-item>
        <text:list-item>
          <text:p text:style-name="P30" loext:marker-style-name="T8"><text:span text:style-name="T14">X...X</text:span><text:span text:style-name="T8"> → Encoded hash of the public key (varies based on encoding scheme).</text:span></text:p>
        </text:list-item>
      </text:list>
      <text:p text:style-name="P8" loext:marker-style-name="T8"><text:soft-page-break/></text:p>
      <text:p text:style-name="P41" loext:marker-style-name="T3"><text:span text:style-name="T3">Encoding Method: Bech32m (Selected)</text:span><text:span text:style-name="T3"/></text:p>
      <text:list text:style-name="WWNum9">
        <text:list-item>
          <text:p text:style-name="P32" loext:marker-style-name="T8"><text:span text:style-name="T8">Example: </text:span><text:span text:style-name="T14">sYnQ1zxy8qhj4j59xp5lwkwpd5qws9aygz8pl9m3kmjx3</text:span></text:p>
        </text:list-item>
        <text:list-item>
          <text:p text:style-name="P32" loext:marker-style-name="T8"><text:span text:style-name="T3">Character Length:</text:span><text:span text:style-name="T8"> 41 characters (fixed, if possible; otherwise, dynamically selected between 30-42).</text:span></text:p>
        </text:list-item>
        <text:list-item>
          <text:p text:style-name="P32" loext:marker-style-name="T8"><text:span text:style-name="T3">Pros:</text:span><text:span text:style-name="T8"> Error detection, case-insensitive, QR code friendly, optimized for SegWit and newer blockchain standards.</text:span></text:p>
        </text:list-item>
      </text:list>
      <text:p text:style-name="P41" loext:marker-style-name="T3"><text:span text:style-name="T3">Address Length Considerations:</text:span><text:span text:style-name="T3"/></text:p>
      <text:list text:style-name="WWNum10">
        <text:list-item>
          <text:p text:style-name="P33" loext:marker-style-name="T8"><text:span text:style-name="T3">Target: 41 characters</text:span><text:span text:style-name="T8"> (if adjustable within Bech32m standard).</text:span></text:p>
        </text:list-item>
        <text:list-item>
          <text:p text:style-name="P33" loext:marker-style-name="T8"><text:span text:style-name="T3">High entropy keyspace</text:span><text:span text:style-name="T8"> to prevent address collisions.</text:span></text:p>
        </text:list-item>
      </text:list>
      <text:p text:style-name="P25" loext:marker-style-name="T21"/>
      <text:p text:style-name="P41" loext:marker-style-name="T2"><text:span text:style-name="T2">4. Address Generation Process</text:span><text:span text:style-name="T2"/></text:p>
      <text:p text:style-name="P17" loext:marker-style-name="T6"/>
      <text:list text:style-name="WWNum11">
        <text:list-item>
          <text:p text:style-name="P34" loext:marker-style-name="T8"><text:span text:style-name="T3">Generate a Quantum-Safe Key Pair</text:span></text:p>
          <text:list>
            <text:list-item>
              <text:p text:style-name="P42" loext:marker-style-name="T8"><text:span text:style-name="T8">Default: </text:span><text:span text:style-name="T3">Dilithium-3 (CRYSTALS PQC Standard)</text:span></text:p>
            </text:list-item>
            <text:list-item>
              <text:p text:style-name="P42" loext:marker-style-name="T8"><text:span text:style-name="T8">Alternative: </text:span><text:span text:style-name="T3">Kyber (for hybrid encryption key generation)</text:span></text:p>
            </text:list-item>
          </text:list>
        </text:list-item>
      </text:list>
      <text:p text:style-name="P13" loext:marker-style-name="T12"/>
      <text:list text:continue-numbering="true" text:style-name="WWNum11">
        <text:list-item>
          <text:p text:style-name="P34" loext:marker-style-name="T8"><text:span text:style-name="T3">Compute Address Hash</text:span></text:p>
          <text:list>
            <text:list-item>
              <text:p text:style-name="P42" loext:marker-style-name="T8"><text:span text:style-name="T8">Hash public key using </text:span><text:span text:style-name="T3">SHA3-256 or BLAKE3</text:span><text:span text:style-name="T8"> (quantum-resistant choice).</text:span></text:p>
            </text:list-item>
            <text:list-item>
              <text:p text:style-name="P42" loext:marker-style-name="T8"><text:span text:style-name="T8">Encode with </text:span><text:span text:style-name="T3">Bech32m (fixed 41-character length, if configurable)</text:span><text:span text:style-name="T8">.</text:span></text:p>
            </text:list-item>
          </text:list>
        </text:list-item>
      </text:list>
      <text:p text:style-name="P14" loext:marker-style-name="T13"/>
      <text:list text:continue-numbering="true" text:style-name="WWNum11">
        <text:list-item>
          <text:p text:style-name="P35" loext:marker-style-name="T8"><text:span text:style-name="T3">Assign a Prefix (</text:span><text:span text:style-name="T19">sYnQ,</text:span><text:span text:style-name="T11"> </text:span><text:span text:style-name="T19">sYnU, </text:span><text:span text:style-name="T20">sYnX, or sYnZ</text:span><text:span text:style-name="T3">) Randomly</text:span></text:p>
          <text:list>
            <text:list-item>
              <text:p text:style-name="P42" loext:marker-style-name="T8"><text:span text:style-name="T8">Use a </text:span><text:span text:style-name="T3">secure random function</text:span><text:span text:style-name="T8"> to choose prefix.</text:span></text:p>
            </text:list-item>
            <text:list-item>
              <text:p text:style-name="P42" loext:marker-style-name="T8"><text:span text:style-name="T8">Append encoded hash to finalize address.</text:span><text:span text:style-name="T8"/></text:p>
            </text:list-item>
          </text:list>
        </text:list-item>
      </text:list>
      <text:p text:style-name="P26" loext:marker-style-name="T22"/>
      <text:p text:style-name="P43" loext:marker-style-name="T2"><text:span text:style-name="T2">5. Address Use Cases</text:span><text:span text:style-name="T2"/></text:p>
      <text:p text:style-name="P41" loext:marker-style-name="T3"><text:span text:style-name="T3">5.1 Wallet Addresses</text:span><text:span text:style-name="T3"/></text:p>
      <text:list text:style-name="WWNum12">
        <text:list-item>
          <text:p text:style-name="P36" loext:marker-style-name="T8"><text:span text:style-name="T8">Standard user accounts.</text:span><text:span text:style-name="T8"/></text:p>
        </text:list-item>
        <text:list-item>
          <text:p text:style-name="P36" loext:marker-style-name="T8"><text:span text:style-name="T8">Supports </text:span><text:span text:style-name="T3">quantum-resistant signing</text:span><text:span text:style-name="T8">.</text:span></text:p>
        </text:list-item>
      </text:list>
      <text:p text:style-name="P15" loext:marker-style-name="T13"/>
      <text:p text:style-name="P41" loext:marker-style-name="T3"><text:span text:style-name="T3">5.2 Token Contract Addresses</text:span><text:span text:style-name="T3"/></text:p>
      <text:list text:style-name="WWNum13">
        <text:list-item>
          <text:p text:style-name="P37" loext:marker-style-name="T8"><text:span text:style-name="T8">Special format: </text:span><text:span text:style-name="T14">sYn</text:span><text:span text:style-name="T15">S</text:span><text:span text:style-name="T14">-CONTRACT-XXXX</text:span><text:span text:style-name="T15">X… OR sYnC-CONTRACT—XXXXX…</text:span></text:p>
        </text:list-item>
        <text:list-item>
          <text:p text:style-name="P37" loext:marker-style-name="T8"><text:span text:style-name="T8">Prefixed to distinguish from regular addresses.</text:span><text:span text:style-name="T8"/></text:p>
        </text:list-item>
      </text:list>
      <text:p text:style-name="P11" loext:marker-style-name="T8"/>
      <text:p text:style-name="P41" loext:marker-style-name="T3"><text:span text:style-name="T3">5.3 Transaction Identifiers</text:span><text:span text:style-name="T3"/></text:p>
      <text:list text:style-name="WWNum14">
        <text:list-item>
          <text:p text:style-name="P38" loext:marker-style-name="T8"><text:span text:style-name="T8">Uses a similar encoding but prefixed with “</text:span><text:span text:style-name="T9">sYnC-Tx</text:span><text:span text:style-name="T14">n-” </text:span><text:span text:style-name="T15">or “sYnT-tXn-”</text:span><text:span text:style-name="T8">.</text:span></text:p>
        </text:list-item>
        <text:list-item>
          <text:p text:style-name="P38" loext:marker-style-name="T8"><text:span text:style-name="T8">Example: </text:span><text:span text:style-name="T14">sYn</text:span><text:span text:style-name="T15">t-TxN</text:span><text:span text:style-name="T14">-abcdef123456</text:span><text:span text:style-name="T8">.</text:span></text:p>
        </text:list-item>
      </text:list>
      <text:p text:style-name="P27" loext:marker-style-name="T23"/>
      <text:p text:style-name="P41" loext:marker-style-name="T2"><text:span text:style-name="T2">6. Cross-Chain Compatibility &amp; Universal Meta-Addresses (UMA)</text:span><text:span text:style-name="T2"/></text:p>
      <text:p text:style-name="P41" loext:marker-style-name="T8"><text:soft-page-break/><text:span text:style-name="T8">To enable </text:span><text:span text:style-name="T3">atomic swaps and interoperability</text:span><text:span text:style-name="T8">, addresses must:</text:span></text:p>
      <text:list text:style-name="WWNum15">
        <text:list-item>
          <text:p text:style-name="P39" loext:marker-style-name="T8"><text:span text:style-name="T8">Map </text:span><text:span text:style-name="T3">Synergy addresses</text:span><text:span text:style-name="T8"> to external chains (Ethereum, Bitcoin, Solana, etc.).</text:span></text:p>
        </text:list-item>
        <text:list-item>
          <text:p text:style-name="P39" loext:marker-style-name="T8"><text:span text:style-name="T8">Use </text:span><text:span text:style-name="T3">threshold cryptography (FROST/TSS)</text:span><text:span text:style-name="T8"> for cross-chain transactions.</text:span></text:p>
        </text:list-item>
        <text:list-item>
          <text:p text:style-name="P39" loext:marker-style-name="T8"><text:span text:style-name="T8">Support </text:span><text:span text:style-name="T3">Synergy Naming System (SNS)</text:span><text:span text:style-name="T8"> for human-readable names (</text:span><text:span text:style-name="T14">alice.syn</text:span><text:span text:style-name="T8">).</text:span></text:p>
        </text:list-item>
      </text:list>
      <text:p text:style-name="P27" loext:marker-style-name="T23"/>
      <text:p text:style-name="P41" loext:marker-style-name="T2"><text:span text:style-name="T2">7. Next Steps</text:span><text:span text:style-name="T2"/></text:p>
      <text:list text:style-name="WWNum16">
        <text:list-item>
          <text:p text:style-name="P40" loext:marker-style-name="T8"><text:span text:style-name="T8">Implement Bech32m encoding in the Synergy Wallet with 41-character target length.</text:span><text:span text:style-name="T8"/></text:p>
        </text:list-item>
        <text:list-item>
          <text:p text:style-name="P40" loext:marker-style-name="T8"><text:span text:style-name="T8">Develop UMA resolution logic for cross-chain compatibility.</text:span><text:span text:style-name="T8"/></text:p>
        </text:list-item>
        <text:list-item>
          <text:p text:style-name="P40" loext:marker-style-name="T8"><text:span text:style-name="T8">Finalize security benchmarking for quantum-safe cryptography.</text:span><text:span text:style-name="T8"/></text:p>
        </text:list-item>
      </text:list>
      <text:p text:style-name="P25" loext:marker-style-name="T21"/>
      <text:p text:style-name="P41" loext:marker-style-name="T8"><text:span text:style-name="T8">This document will be updated as the address format evolves based on implementation and testing feedback.</text:span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Times-Roman" svg:font-family="Times-Roman" style:font-family-generic="roman" style:font-pitch="variable"/>
    <style:font-face style:name="Times-Roman1" svg:font-family="Times-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1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2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2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3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4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5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6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6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6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7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8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8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8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8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8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8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9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9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9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9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9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9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10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0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0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0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0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0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0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0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11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1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1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1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1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1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1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1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11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2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2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2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2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2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2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12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3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3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3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3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3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13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3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4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4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4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4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72in" fo:margin-bottom="0.0925in" fo:margin-left="1in" fo:margin-right="1in" style:writing-mode="lr-tb" style:layout-grid-color="#c0c0c0" style:layout-grid-lines="2575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in Hutzler</meta:initial-creator>
    <meta:editing-cycles>2</meta:editing-cycles>
    <meta:creation-date>2025-02-25T23:29:00</meta:creation-date>
    <dc:date>2025-07-06T09:04:15.722506536</dc:date>
    <meta:editing-duration>PT22M55S</meta:editing-duration>
    <meta:generator>LibreOffice/24.2.7.2$Linux_X86_64 LibreOffice_project/420$Build-2</meta:generator>
    <meta:document-statistic meta:table-count="0" meta:image-count="0" meta:object-count="0" meta:page-count="3" meta:paragraph-count="71" meta:word-count="491" meta:character-count="3692" meta:non-whitespace-character-count="3311"/>
    <meta:user-defined meta:name="AppVersion">16.0000</meta:user-defined>
    <meta:template xlink:type="simple" xlink:actuate="onRequest" xlink:title="Normal.dotm" xlink:href=""/>
  </office:meta>
</office:document-meta>
</file>